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Liberation Sans4" svg:font-family="'Liberation Sans'" style:font-adornments="Regular" style:font-family-generic="swiss"/>
    <style:font-face style:name="Cantarell" svg:font-family="Cantarel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Source Han Sans CN Normal1" svg:font-family="'Source Han Sans CN 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style style:name="gr1" style:family="graphic" style:parent-style-name="standard">
      <style:graphic-properties svg:stroke-width="0.051cm" draw:marker-start-width="0.276cm" draw:marker-end-width="0.276cm" draw:fill="solid" draw:fill-color="#eeeeee" draw:textarea-horizontal-align="justify" draw:textarea-vertical-align="middle" draw:auto-grow-height="false" fo:min-height="2.24cm" fo:min-width="7.07cm"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stroke-dash="Dashed_20__28_var_29__20_4" svg:stroke-width="0cm" svg:stroke-color="#000000" draw:marker-start="" draw:marker-start-width="0.2cm" draw:marker-start-center="false" draw:marker-end="" draw:marker-end-width="0.2cm" draw:marker-end-center="false" svg:stroke-opacity="100%" draw:stroke-linejoin="round" svg:stroke-linecap="butt" draw:fill="solid" draw:secondary-fill-color="#729fcf" draw:gradient-step-count="0" draw:fill-hatch-solid="false" draw:opacity-name="" draw:fill-image-width="0cm" draw:fill-image-height="0cm" style:repeat="repeat" draw:fill-image-ref-point-x="0%" draw:fill-image-ref-point-y="0%" draw:fill-image-ref-point="center" draw:tile-repeat-offset="0% vertical" draw:shadow="hidden" draw:shadow-offset-x="0.2cm" draw:shadow-offset-y="0.2cm" draw:shadow-color="#808080"/>
    </style:style>
    <style:style style:name="gr4" style:family="graphic" style:parent-style-name="standard">
      <style:graphic-properties draw:stroke="none" draw:stroke-dash="Dashed_20__28_var_29__20_4" svg:stroke-width="0cm" svg:stroke-color="#000000" draw:marker-start="" draw:marker-start-width="0.2cm" draw:marker-start-center="false" draw:marker-end="" draw:marker-end-width="0.2cm" draw:marker-end-center="false" svg:stroke-opacity="100%" draw:stroke-linejoin="round" svg:stroke-linecap="butt" draw:fill="solid" draw:fill-color="#dddddd" draw:secondary-fill-color="#729fcf" draw:gradient-step-count="0" draw:fill-hatch-solid="false" draw:opacity="3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30%" dr3d:edge-rounding="2%" dr3d:back-scale="100%" dr3d:depth="7.6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 style:family="graphic" style:parent-style-name="standard">
      <style:graphic-properties draw:stroke="none" draw:stroke-dash="Dashed_20__28_var_29__20_4" svg:stroke-width="0cm" svg:stroke-color="#000000" draw:marker-start="" draw:marker-start-width="0.2cm" draw:marker-start-center="false" draw:marker-end="" draw:marker-end-width="0.2cm" draw:marker-end-center="false" svg:stroke-opacity="100%" draw:stroke-linejoin="round" svg:stroke-linecap="butt" draw:fill="solid" draw:fill-color="#ff420e" draw:secondary-fill-color="#729fcf" draw:gradient-step-count="0" draw:fill-hatch-solid="false" draw:opacity-name="" draw:fill-image-width="0cm" draw:fill-image-height="0cm" style:repeat="repeat" draw:fill-image-ref-point-x="0%" draw:fill-image-ref-point-y="0%" draw:fill-image-ref-point="center" draw:tile-repeat-offset="0% vertical" draw:shadow="hidden" draw:shadow-offset-x="0.2cm" draw:shadow-offset-y="0.2cm" draw:shadow-color="#808080" dr3d:edge-rounding="2%" dr3d:back-scale="100%" dr3d:depth="7.6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8" style:family="graphic" style:parent-style-name="objectwithoutfill">
      <style:graphic-properties draw:stroke="dash" draw:stroke-dash="Dashed_20__28_var_29_" draw:fill="none" draw:textarea-vertical-align="middle"/>
    </style:style>
    <style:style style:name="gr9" style:family="graphic" style:parent-style-name="objectwithoutfill">
      <style:graphic-properties draw:marker-start="Arrow" draw:marker-start-width="0.3cm"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0.248cm"/>
    </style:style>
    <style:style style:name="gr11" style:family="graphic" style:parent-style-name="standard">
      <style:graphic-properties draw:stroke="none" svg:stroke-color="#000000" draw:fill="none" draw:fill-color="#ffffff" draw:textarea-horizontal-align="left" draw:auto-grow-height="true" draw:auto-grow-width="false" fo:min-height="1.575cm" fo:min-width="3.003cm"/>
    </style:style>
    <style:style style:name="gr12" style:family="graphic" style:parent-style-name="standard">
      <style:graphic-properties draw:stroke="none" svg:stroke-color="#000000" draw:fill="none" draw:fill-color="#ffffff" draw:textarea-horizontal-align="left" draw:auto-grow-height="true" draw:auto-grow-width="true" fo:min-height="0.864cm" fo:min-width="4.193cm"/>
    </style:style>
    <style:style style:name="gr1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864cm" fo:min-width="3.787cm"/>
    </style:style>
    <style:style style:name="gr15" style:family="graphic" style:parent-style-name="standard">
      <style:graphic-properties svg:stroke-width="0cm" svg:stroke-color="#000000" draw:marker-start-width="0.2cm" draw:marker-end-width="0.2cm" draw:fill="none" draw:textarea-horizontal-align="justify" draw:textarea-vertical-align="middle" draw:auto-grow-height="false" fo:min-height="0.379cm" fo:min-width="0.129cm" fo:padding-top="0.125cm" fo:padding-bottom="0.125cm" fo:padding-left="0.25cm" fo:padding-right="0.25cm"/>
    </style:style>
    <style:style style:name="gr1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7" style:family="graphic" style:parent-style-name="standard">
      <style:graphic-properties draw:stroke="solid" svg:stroke-width="0.051cm" svg:stroke-color="#000000" draw:marker-start-width="0.276cm" draw:marker-end-width="0.276cm" draw:fill="none" draw:fill-color="#ffffff" draw:textarea-horizontal-align="left" draw:auto-grow-height="true" draw:auto-grow-width="true" fo:min-height="0.712cm" fo:min-width="2.39cm" fo:padding-top="0.15cm" fo:padding-bottom="0.15cm" fo:padding-left="0.275cm" fo:padding-right="0.275cm"/>
    </style:style>
    <style:style style:name="gr18" style:family="graphic" style:parent-style-name="objectwithoutfill">
      <style:graphic-properties svg:stroke-width="0.102cm" svg:stroke-color="#0000ff" draw:marker-start-width="0.352cm" draw:marker-end-width="0.352cm" draw:fill="none" draw:textarea-vertical-align="middle" fo:padding-top="0.175cm" fo:padding-bottom="0.175cm" fo:padding-left="0.3cm" fo:padding-right="0.3cm"/>
    </style:style>
    <style:style style:name="gr19" style:family="graphic" style:parent-style-name="objectwithoutfill">
      <style:graphic-properties draw:stroke="dash" draw:stroke-dash="Fine_20_Dashed" svg:stroke-width="0.051cm" svg:stroke-color="#0000ff" draw:marker-start-width="0.276cm" draw:marker-end-width="0.276cm" draw:fill="none"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false" fo:min-height="0.864cm" fo:min-width="0cm"/>
    </style:style>
    <style:style style:name="gr21" style:family="graphic" style:parent-style-name="standard">
      <style:graphic-properties svg:stroke-color="#009900" draw:fill="solid" draw:fill-color="#aecf00" draw:textarea-horizontal-align="justify" draw:textarea-vertical-align="middle" draw:auto-grow-height="false" fo:min-height="1.02cm" fo:min-width="8.39cm"/>
    </style:style>
    <style:style style:name="gr22" style:family="graphic" style:parent-style-name="objectwithoutfill">
      <style:graphic-properties draw:stroke="dash" draw:stroke-dash="Fine_20_Dashed" svg:stroke-width="0.051cm" svg:stroke-color="#009900" draw:marker-start-width="0.276cm" draw:marker-end-width="0.276cm" draw:fill="none" draw:textarea-vertical-align="middle" fo:padding-top="0.15cm" fo:padding-bottom="0.15cm" fo:padding-left="0.275cm" fo:padding-right="0.275cm"/>
    </style:style>
    <style:style style:name="gr23" style:family="graphic" style:parent-style-name="objectwithoutfill">
      <style:graphic-properties svg:stroke-width="0.102cm" svg:stroke-color="#cc0000" draw:marker-start-width="0.352cm" draw:marker-end-width="0.352cm" draw:fill="none" draw:textarea-vertical-align="middle" fo:padding-top="0.175cm" fo:padding-bottom="0.175cm" fo:padding-left="0.3cm" fo:padding-right="0.3cm"/>
    </style:style>
    <style:style style:name="gr24" style:family="graphic" style:parent-style-name="objectwithoutfill">
      <style:graphic-properties draw:stroke="dash" draw:stroke-dash="Fine_20_Dashed" svg:stroke-width="0.051cm" svg:stroke-color="#cc0000" draw:marker-start-width="0.276cm" draw:marker-end-width="0.276cm" draw:fill="none" draw:textarea-vertical-align="middle" fo:padding-top="0.15cm" fo:padding-bottom="0.15cm" fo:padding-left="0.275cm" fo:padding-right="0.275cm"/>
    </style:style>
    <style:style style:name="gr25" style:family="graphic" style:parent-style-name="standard">
      <style:graphic-properties svg:stroke-width="0.051cm" svg:stroke-color="#cc0000" draw:marker-start-width="0.276cm" draw:marker-end-width="0.276cm" draw:fill="none" draw:textarea-vertical-align="middle" draw:auto-grow-height="false" fo:min-height="4.516cm" fo:min-width="0cm" fo:padding-top="0.15cm" fo:padding-bottom="0.15cm" fo:padding-left="0.275cm" fo:padding-right="0.275cm"/>
    </style:style>
    <style:style style:name="gr26"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27" style:family="graphic" style:parent-style-name="standard">
      <style:graphic-properties draw:stroke="dash" draw:stroke-dash="_32__20_Dots_20_1_20_Dash" svg:stroke-color="#000000" draw:fill="none" draw:fill-color="#ffffff" draw:textarea-horizontal-align="left" draw:auto-grow-height="true" draw:auto-grow-width="false" fo:min-height="2.438cm" fo:min-width="0cm"/>
    </style:style>
    <style:style style:name="P1" style:family="paragraph">
      <style:paragraph-properties fo:text-align="center"/>
    </style:style>
    <style:style style:name="P2" style:family="paragraph">
      <style:paragraph-properties fo:text-align="center"/>
      <style:text-properties style:font-name="Cantarell" fo:font-weight="normal" style:font-weight-asian="normal" style:font-weight-complex="normal"/>
    </style:style>
    <style:style style:name="P3" style:family="paragraph">
      <style:paragraph-properties fo:text-align="center"/>
      <style:text-properties style:font-name="Cantarell"/>
    </style:style>
    <style:style style:name="P4" style:family="paragraph">
      <style:text-properties fo:font-weight="bold" style:font-weight-asian="bold" style:font-weight-complex="bold"/>
    </style:style>
    <style:style style:name="P5" style:family="paragraph">
      <style:paragraph-properties fo:text-align="center"/>
      <style:text-properties fo:font-style="italic" fo:font-weight="bold" style:font-style-asian="italic" style:font-weight-asian="bold" style:font-style-complex="italic" style:font-weight-complex="bold"/>
    </style:style>
    <style:style style:name="P6" style:family="paragraph">
      <style:text-properties fo:font-style="italic" fo:font-weight="bold" style:font-style-asian="italic" style:font-weight-asian="bold" style:font-style-complex="italic" style:font-weight-complex="bold"/>
    </style:style>
    <style:style style:name="P7" style:family="paragraph">
      <style:text-properties fo:color="#0000cc" fo:font-weight="bold" style:font-weight-asian="bold" style:font-weight-complex="bold"/>
    </style:style>
    <style:style style:name="P8" style:family="paragraph">
      <style:text-properties fo:color="#009900" fo:font-weight="bold" style:font-weight-asian="bold" style:font-weight-complex="bold"/>
    </style:style>
    <style:style style:name="P9" style:family="paragraph">
      <style:text-properties fo:color="#cc0000" fo:font-weight="bold" style:font-weight-asian="bold" style:font-weight-complex="bold"/>
    </style:style>
    <style:style style:name="P10" style:family="paragraph">
      <style:paragraph-properties fo:text-align="center"/>
      <style:text-properties fo:color="#cc0000" fo:font-weight="normal" style:font-weight-asian="normal" style:font-weight-complex="normal"/>
    </style:style>
    <style:style style:name="P11" style:family="paragraph">
      <style:paragraph-properties fo:text-align="center"/>
      <style:text-properties fo:font-weight="normal" style:font-weight-asian="normal" style:font-weight-complex="normal"/>
    </style:style>
    <style:style style:name="T1" style:family="text">
      <style:text-properties style:font-name="Cantarell" fo:font-weight="normal" style:font-weight-asian="normal" style:font-weight-complex="normal"/>
    </style:style>
    <style:style style:name="T2" style:family="text">
      <style:text-properties style:font-name="Cantarell"/>
    </style:style>
    <style:style style:name="T3" style:family="text">
      <style:text-properties style:font-name="Cantarell" style:font-name-asian="Liberation Sans4" style:font-name-complex="Liberation Sans4"/>
    </style:style>
    <style:style style:name="T4" style:family="text">
      <style:text-properties style:text-position="-33% 58%" style:font-name="Cantarell" style:font-name-asian="Liberation Sans4" style:font-name-complex="Liberation Sans4"/>
    </style:style>
    <style:style style:name="T5" style:family="text">
      <style:text-properties style:text-position="0% 100%" style:font-name="Cantarell" style:font-name-asian="Liberation Sans4" style:font-name-complex="Liberation Sans4"/>
    </style:style>
    <style:style style:name="T6" style:family="text">
      <style:text-properties style:text-position="-33% 58%" style:font-name="Cantarell"/>
    </style:style>
    <style:style style:name="T7" style:family="text">
      <style:text-properties style:text-position="0% 100%" style:font-name="Cantarell"/>
    </style:style>
    <style:style style:name="T8" style:family="text">
      <style:text-properties fo:font-weight="bold" style:font-weight-asian="bold" style:font-weight-complex="bold"/>
    </style:style>
    <style:style style:name="T9" style:family="text">
      <style:text-properties style:text-position="-33% 58%" fo:font-weight="bold" style:font-weight-asian="bold" style:font-weight-complex="bold"/>
    </style:style>
    <style:style style:name="T10" style:family="text">
      <style:text-properties style:text-position="0% 100%" fo:font-weight="bold" style:font-weight-asian="bold" style:font-weight-complex="bold"/>
    </style:style>
    <style:style style:name="T11" style:family="text">
      <style:text-properties style:text-position="33% 58%" fo:font-weight="bold" style:font-weight-asian="bold" style:font-weight-complex="bold"/>
    </style:style>
    <style:style style:name="T12" style:family="text">
      <style:text-properties style:text-position="-33% 58%"/>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Liberation Sans4" fo:font-style="italic" fo:font-weight="bold" style:font-name-asian="Liberation Sans4" style:font-style-asian="italic" style:font-weight-asian="bold" style:font-name-complex="Liberation Sans4" style:font-style-complex="italic" style:font-weight-complex="bold"/>
    </style:style>
    <style:style style:name="T15" style:family="text">
      <style:text-properties style:text-position="33% 58%" fo:font-style="italic" fo:font-weight="bold" style:font-style-asian="italic" style:font-weight-asian="bold" style:font-style-complex="italic" style:font-weight-complex="bold"/>
    </style:style>
    <style:style style:name="T16" style:family="text">
      <style:text-properties style:font-name="Liberation Sans4" fo:font-weight="bold" style:font-name-asian="Liberation Sans4" style:font-weight-asian="bold" style:font-name-complex="Liberation Sans4" style:font-weight-complex="bold"/>
    </style:style>
    <style:style style:name="T17" style:family="text">
      <style:text-properties fo:color="#0000cc" style:font-name="Liberation Sans4" fo:font-weight="bold" style:font-name-asian="Liberation Sans4" style:font-weight-asian="bold" style:font-name-complex="Liberation Sans4" style:font-weight-complex="bold"/>
    </style:style>
    <style:style style:name="T18" style:family="text">
      <style:text-properties fo:color="#0000cc" style:text-position="-33% 58%" style:font-name="Liberation Sans4" fo:font-weight="bold" style:font-name-asian="Liberation Sans4" style:font-weight-asian="bold" style:font-name-complex="Liberation Sans4" style:font-weight-complex="bold"/>
    </style:style>
    <style:style style:name="T19" style:family="text">
      <style:text-properties fo:color="#009900" style:font-name="Liberation Sans4" fo:font-weight="bold" style:font-name-asian="Liberation Sans4" style:font-weight-asian="bold" style:font-name-complex="Liberation Sans4" style:font-weight-complex="bold"/>
    </style:style>
    <style:style style:name="T20" style:family="text">
      <style:text-properties fo:color="#009900" style:text-position="-33% 58%" style:font-name="Liberation Sans4" fo:font-weight="bold" style:font-name-asian="Liberation Sans4" style:font-weight-asian="bold" style:font-name-complex="Liberation Sans4" style:font-weight-complex="bold"/>
    </style:style>
    <style:style style:name="T21" style:family="text">
      <style:text-properties fo:color="#cc0000" style:font-name="Liberation Sans4" fo:font-weight="bold" style:font-name-asian="Liberation Sans4" style:font-weight-asian="bold" style:font-name-complex="Liberation Sans4" style:font-weight-complex="bold"/>
    </style:style>
    <style:style style:name="T22" style:family="text">
      <style:text-properties fo:color="#cc0000" style:text-position="-33% 58%" style:font-name="Liberation Sans4" fo:font-weight="bold" style:font-name-asian="Liberation Sans4" style:font-weight-asian="bold" style:font-name-complex="Liberation Sans4" style:font-weight-complex="bold"/>
    </style:style>
    <style:style style:name="T23" style:family="text">
      <style:text-properties fo:color="#cc0000" style:font-name="Liberation Sans4" fo:font-weight="normal" style:font-name-asian="Liberation Sans4" style:font-weight-asian="normal" style:font-name-complex="Liberation Sans4" style:font-weight-complex="normal"/>
    </style:style>
    <style:style style:name="T24" style:family="text">
      <style:text-properties fo:font-weight="normal" style:font-weight-asian="normal" style:font-weight-complex="normal"/>
    </style:style>
    <style:style style:name="T25" style:family="text">
      <style:text-properties style:text-position="-33% 58%" fo:font-weight="normal" style:font-weight-asian="normal" style:font-weight-complex="normal"/>
    </style:style>
    <style:style style:name="T26" style:family="text">
      <style:text-properties style:text-position="0% 100%" fo:font-weight="normal" style:font-weight-asian="normal" style:font-weight-complex="normal"/>
    </style:style>
    <style:style style:name="T27" style:family="text">
      <style:text-properties style:text-position="33% 58%" fo:font-weight="normal" style:font-weight-asian="normal" style:font-weight-complex="normal"/>
    </style:style>
    <style:style style:name="T28" style:family="text">
      <style:text-properties style:text-position="0% 100%" style:font-name="Liberation Sans4" fo:font-weight="normal" style:font-name-asian="Liberation Sans4" style:font-weight-asian="normal" style:font-name-complex="Liberation Sans4"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xml:id="id1" draw:id="id1" draw:layer="layout" svg:width="7.62cm" svg:height="2.54cm" svg:x="2.252cm" svg:y="2.27cm">
            <text:p text:style-name="P1"><text:span text:style-name="T1">Définition des variables</text:span></text:p>
            <draw:enhanced-geometry svg:viewBox="0 0 21600 21600" draw:type="rectangle" draw:enhanced-path="M 0 0 L 21600 0 21600 21600 0 21600 0 0 Z N"/>
          </draw:custom-shape>
          <draw:custom-shape draw:style-name="gr1" draw:text-style-name="P3" xml:id="id2" draw:id="id2" draw:layer="layout" svg:width="7.62cm" svg:height="2.54cm" svg:x="11.142cm" svg:y="2.27cm">
            <text:p text:style-name="P1"><text:span text:style-name="T2">Lecture du fichier</text:span></text:p>
            <text:p text:style-name="P1"><text:span text:style-name="T2">contenant </text:span><text:span text:style-name="T3">λ, σ</text:span><text:span text:style-name="T4">e</text:span><text:span text:style-name="T5"> et σ</text:span><text:span text:style-name="T4">a</text:span><text:span text:style-name="T2"> </text:span></text:p>
            <draw:enhanced-geometry svg:viewBox="0 0 21600 21600" draw:type="rectangle" draw:enhanced-path="M 0 0 L 21600 0 21600 21600 0 21600 0 0 Z N"/>
          </draw:custom-shape>
          <draw:custom-shape draw:style-name="gr1" draw:text-style-name="P3" xml:id="id3" draw:id="id3" draw:layer="layout" svg:width="7.62cm" svg:height="2.54cm" svg:x="2.252cm" svg:y="6.08cm">
            <text:p text:style-name="P1"><text:span text:style-name="T2">Calcul des valeurs</text:span></text:p>
            <text:p text:style-name="P1"><text:span text:style-name="T2">initiales des variables</text:span></text:p>
            <draw:enhanced-geometry svg:viewBox="0 0 21600 21600" draw:type="rectangle" draw:enhanced-path="M 0 0 L 21600 0 21600 21600 0 21600 0 0 Z N"/>
          </draw:custom-shape>
          <draw:custom-shape draw:style-name="gr1" draw:text-style-name="P3" xml:id="id4" draw:id="id4" draw:layer="layout" svg:width="7.62cm" svg:height="2.54cm" svg:x="11.142cm" svg:y="6.08cm">
            <text:p text:style-name="P1"><text:span text:style-name="T2">Application de la méthode</text:span></text:p>
            <text:p text:style-name="P1"><text:span text:style-name="T2">RK4 pour calculer</text:span></text:p>
            <text:p text:style-name="P1"><text:span text:style-name="T2">P</text:span><text:span text:style-name="T6">p</text:span><text:span text:style-name="T7">, P</text:span><text:span text:style-name="T6">s</text:span><text:span text:style-name="T7"> et P</text:span><text:span text:style-name="T6">ase+</text:span></text:p>
            <draw:enhanced-geometry svg:viewBox="0 0 21600 21600" draw:type="rectangle" draw:enhanced-path="M 0 0 L 21600 0 21600 21600 0 21600 0 0 Z N"/>
          </draw:custom-shape>
          <draw:custom-shape draw:style-name="gr1" draw:text-style-name="P3" xml:id="id5" draw:id="id5" draw:layer="layout" svg:width="7.62cm" svg:height="2.54cm" svg:x="2.252cm" svg:y="9.89cm">
            <text:p text:style-name="P1"><text:span text:style-name="T2">Conversion des</text:span></text:p>
            <text:p text:style-name="P1"><text:span text:style-name="T2">puissances en dBm</text:span></text:p>
            <draw:enhanced-geometry svg:viewBox="0 0 21600 21600" draw:type="rectangle" draw:enhanced-path="M 0 0 L 21600 0 21600 21600 0 21600 0 0 Z N"/>
          </draw:custom-shape>
          <draw:custom-shape draw:style-name="gr1" draw:text-style-name="P3" xml:id="id6" draw:id="id6" draw:layer="layout" svg:width="7.62cm" svg:height="2.54cm" svg:x="11.142cm" svg:y="9.89cm">
            <text:p text:style-name="P1"><text:span text:style-name="T2">Écriture de fichiers</text:span></text:p>
            <text:p text:style-name="P1"><text:span text:style-name="T2">pour exportation</text:span></text:p>
            <draw:enhanced-geometry svg:viewBox="0 0 21600 21600" draw:type="rectangle" draw:enhanced-path="M 0 0 L 21600 0 21600 21600 0 21600 0 0 Z N"/>
          </draw:custom-shape>
          <draw:custom-shape draw:style-name="gr1" draw:text-style-name="P3" xml:id="id7" draw:id="id7" draw:layer="layout" svg:width="7.62cm" svg:height="2.54cm" svg:x="6.697cm" svg:y="13.7cm">
            <text:p text:style-name="P1"><text:span text:style-name="T2">Tracés avec Scilab</text:span></text:p>
            <text:p text:style-name="P1"><text:span text:style-name="T2">et Gnuplot</text:span></text:p>
            <draw:enhanced-geometry svg:viewBox="0 0 21600 21600" draw:type="rectangle" draw:enhanced-path="M 0 0 L 21600 0 21600 21600 0 21600 0 0 Z N"/>
          </draw:custom-shape>
          <draw:connector draw:style-name="gr2" draw:text-style-name="P1" draw:layer="layout" svg:x1="9.872cm" svg:y1="3.54cm" svg:x2="11.142cm" svg:y2="3.54cm" draw:start-shape="id1" draw:start-glue-point="1" draw:end-shape="id2" draw:end-glue-point="3" svg:d="M9872 3540h1270" svg:viewBox="0 0 1271 1">
            <text:p/>
          </draw:connector>
          <draw:connector draw:style-name="gr2" draw:text-style-name="P1" draw:layer="layout" svg:x1="18.762cm" svg:y1="3.54cm" svg:x2="2.252cm" svg:y2="7.35cm" draw:start-shape="id2" draw:start-glue-point="1" draw:end-shape="id3" draw:end-glue-point="3" svg:d="M18762 3540h526v1905h-17562v1905h526" svg:viewBox="0 0 17563 3811">
            <text:p/>
          </draw:connector>
          <draw:connector draw:style-name="gr2" draw:text-style-name="P1" draw:layer="layout" svg:x1="9.872cm" svg:y1="7.35cm" svg:x2="11.142cm" svg:y2="7.35cm" draw:start-shape="id3" draw:start-glue-point="1" draw:end-shape="id4" draw:end-glue-point="3" svg:d="M9872 7350h1270" svg:viewBox="0 0 1271 1">
            <text:p/>
          </draw:connector>
          <draw:connector draw:style-name="gr2" draw:text-style-name="P1" draw:layer="layout" svg:x1="18.762cm" svg:y1="7.35cm" svg:x2="2.252cm" svg:y2="11.16cm" draw:start-shape="id4" draw:start-glue-point="1" draw:end-shape="id5" draw:end-glue-point="3" svg:d="M18762 7350h526v1927h-17562v1883h526" svg:viewBox="0 0 17563 3811">
            <text:p/>
          </draw:connector>
          <draw:connector draw:style-name="gr2" draw:text-style-name="P1" draw:layer="layout" svg:x1="9.872cm" svg:y1="11.16cm" svg:x2="11.142cm" svg:y2="11.16cm" draw:start-shape="id5" draw:start-glue-point="1" draw:end-shape="id6" draw:end-glue-point="3" svg:d="M9872 11160h1270" svg:viewBox="0 0 1271 1">
            <text:p/>
          </draw:connector>
          <draw:connector draw:style-name="gr2" draw:text-style-name="P1" draw:layer="layout" svg:x1="18.762cm" svg:y1="11.16cm" svg:x2="6.697cm" svg:y2="14.97cm" draw:start-shape="id6" draw:start-glue-point="1" draw:end-shape="id7" draw:end-glue-point="3" svg:d="M18762 11160h526v1905h-13117v1905h526" svg:viewBox="0 0 13118 3811">
            <text:p/>
          </draw:connector>
        </draw:g>
      </draw:page>
      <draw:page draw:name="page2" draw:style-name="dp1" draw:master-page-name="Default">
        <draw:g>
          <dr3d:scene draw:style-name="gr3" svg:width="17.575cm" svg:height="13.442cm" svg:x="2.974cm" svg:y="1cm" dr3d:transform="matrix (0.596154665769895 0.353141948227926 0.721034242517353 -0.439236075781748 0.895211496131069 -0.0752864325534545 -0.672064940472749 -0.271821893151674 0.688797193802939 -13.7980621903524cm 14.9475617922174cm -8.68986453208287cm)" dr3d:vrp="(0 0 21055.1017142857)" dr3d:vpn="(0 0 19607.1017142857)" dr3d:projection="parallel" dr3d:distance="1.448cm" dr3d:focal-length="10.008cm" dr3d:shadow-slant="0" dr3d:shade-mode="gouraud" dr3d:ambient-color="#666666" dr3d:lighting-mode="false">
            <dr3d:light dr3d:diffuse-color="#cccccc" dr3d:direction="(-0.384002936653599 -0.845593779165715 0.37082732541933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4" draw:layer="layout" svg:viewBox="5572 -23478 6857 6857" svg:d="M9000-16621l358.87060546875-17.140625 346.60986328125-50.421875 332.84619140625-82.203125 317.57958984375-112.484375 300.81005859375-141.265625 282.53759765625-168.546875 262.76220703125-194.328125 241.48388671875-218.609375 218.70263671875-241.390625 194.41845703125-262.671875 168.63134765625-282.453125 141.34130859375-300.734375 112.54833984375-317.515625 82.25244140625-332.796875 50.45361328125-346.578125 17.15185546875-358.859375-17.15185546875-358.87060546875-50.45361328125-346.60986328125-82.25244140625-332.84619140625-112.54833984375-317.57958984375-141.34130859375-300.81005859375-168.63134765625-282.53759765625-194.41845703125-262.76220703125-218.70263671875-241.48388671875-241.48388671875-218.70263671875-262.76220703125-194.41845703125-282.53759765625-168.63134765625-300.81005859375-141.34130859375-317.57958984375-112.54833984375-332.84619140625-82.25244140625-346.60986328125-50.45361328125-358.87060546875-17.15185546875-358.859375 17.15185546875-346.578125 50.45361328125-332.796875 82.25244140625-317.515625 112.54833984375-300.734375 141.34130859375-282.453125 168.63134765625-262.671875 194.41845703125-241.390625 218.70263671875-218.609375 241.48388671875-194.328125 262.76220703125-168.546875 282.53759765625-141.265625 300.81005859375-112.484375 317.57958984375-82.203125 332.84619140625-50.421875 346.60986328125-17.140625 358.87060546875 17.140625 358.859375 50.421875 346.578125 82.203125 332.796875 112.484375 317.515625 141.265625 300.734375 168.546875 282.453125 194.328125 262.671875 218.609375 241.390625 241.390625 218.609375 262.671875 194.328125 282.453125 168.546875 300.734375 141.265625 317.515625 112.484375 332.796875 82.203125 346.578125 50.421875z"/>
            <dr3d:extrude draw:style-name="gr5" draw:layer="layout" svg:viewBox="7096 -21955 3810 3810" svg:d="M9001-18145l199.37255859375-9.52880859375 192.56103515625-28.02978515625 184.91455078125-45.69580078125 176.43310546875-62.52685546875 167.11669921875-78.52294921875 156.96533203125-93.68408203125 145.97900390625-108.01025390625 134.15771484375-121.50146484375 121.50146484375-134.15771484375 108.01025390625-145.97900390625 93.68408203125-156.96533203125 78.52294921875-167.11669921875 62.52685546875-176.43310546875 45.69580078125-184.91455078125 28.02978515625-192.56103515625 9.52880859375-199.37255859375-9.52880859375-199.37255859375-28.02978515625-192.56103515625-45.69580078125-184.91455078125-62.52685546875-176.43310546875-78.52294921875-167.11669921875-93.68408203125-156.96533203125-108.01025390625-145.97900390625-121.50146484375-134.15771484375-134.15771484375-121.50146484375-145.97900390625-108.01025390625-156.96533203125-93.68408203125-167.11669921875-78.52294921875-176.43310546875-62.52685546875-184.91455078125-45.69580078125-192.56103515625-28.02978515625-199.37255859375-9.52880859375-199.37255859375 9.52880859375-192.56103515625 28.02978515625-184.91455078125 45.69580078125-176.43310546875 62.52685546875-167.11669921875 78.52294921875-156.96533203125 93.68408203125-145.97900390625 108.01025390625-134.15771484375 121.50146484375-121.50146484375 134.15771484375-108.01025390625 145.97900390625-93.68408203125 156.96533203125-78.52294921875 167.11669921875-62.52685546875 176.43310546875-45.69580078125 184.91455078125-28.02978515625 192.56103515625-9.52880859375 199.37255859375 9.52880859375 199.37255859375 28.02978515625 192.56103515625 45.69580078125 184.91455078125 62.52685546875 176.43310546875 78.52294921875 167.11669921875 93.68408203125 156.96533203125 108.01025390625 145.97900390625 121.50146484375 134.15771484375 134.15771484375 121.50146484375 145.97900390625 108.01025390625 156.96533203125 93.68408203125 167.11669921875 78.52294921875 176.43310546875 62.52685546875 184.91455078125 45.69580078125 192.56103515625 28.02978515625z"/>
          </dr3d:scene>
          <draw:line draw:style-name="gr6" draw:text-style-name="P1" draw:layer="layout" svg:x1="7.927cm" svg:y1="9.255cm" svg:x2="19.738cm" svg:y2="5.064cm">
            <text:p/>
          </draw:line>
          <draw:frame draw:style-name="gr7" draw:text-style-name="P4" draw:layer="layout" svg:width="0.82cm" svg:height="0.962cm" svg:x="19.738cm" svg:y="4.61cm">
            <draw:text-box>
              <text:p><text:span text:style-name="T8">z</text:span></text:p>
            </draw:text-box>
          </draw:frame>
          <draw:line draw:style-name="gr8" draw:text-style-name="P1" xml:id="id9" draw:id="id9" draw:layer="layout" svg:x1="17.198cm" svg:y1="6.08cm" svg:x2="17.129cm" svg:y2="10.906cm">
            <text:p/>
          </draw:line>
          <draw:line draw:style-name="gr8" draw:text-style-name="P1" xml:id="id8" draw:id="id8" draw:layer="layout" svg:x1="7.927cm" svg:y1="9.255cm" svg:x2="7.985cm" svg:y2="14.208cm">
            <text:p/>
          </draw:line>
          <draw:connector draw:style-name="gr9" draw:text-style-name="P1" draw:layer="layout" draw:type="line" svg:x1="7.956cm" svg:y1="14.208cm" svg:x2="17.163cm" svg:y2="10.906cm" draw:start-shape="id8" draw:start-glue-point="2" draw:end-shape="id9" draw:end-glue-point="2" svg:d="M7956 14208l9207-3302" svg:viewBox="0 0 9208 3303">
            <text:p/>
          </draw:connector>
          <draw:line draw:style-name="gr6" draw:text-style-name="P1" draw:layer="layout" svg:x1="7.902cm" svg:y1="9.281cm" svg:x2="7.927cm" svg:y2="2.905cm">
            <text:p/>
          </draw:line>
          <draw:frame draw:style-name="gr10" draw:text-style-name="P4" draw:layer="layout" svg:width="0.748cm" svg:height="0.962cm" svg:x="7.615cm" svg:y="2.016cm">
            <draw:text-box>
              <text:p><text:span text:style-name="T8">r</text:span></text:p>
            </draw:text-box>
          </draw:frame>
          <draw:line draw:style-name="gr8" draw:text-style-name="P1" xml:id="id11" draw:id="id11" draw:layer="layout" svg:x1="7.927cm" svg:y1="9.256cm" svg:x2="3.228cm" svg:y2="9.255cm">
            <text:p/>
          </draw:line>
          <draw:line draw:style-name="gr8" draw:text-style-name="P1" xml:id="id10" draw:id="id10" draw:layer="layout" svg:x1="7.927cm" svg:y1="6.716cm" svg:x2="3.228cm" svg:y2="6.715cm">
            <text:p/>
          </draw:line>
          <draw:connector draw:style-name="gr9" draw:text-style-name="P1" draw:layer="layout" draw:type="line" svg:x1="3.228cm" svg:y1="6.715cm" svg:x2="3.228cm" svg:y2="9.255cm" draw:start-shape="id10" draw:start-glue-point="3" draw:end-shape="id11" draw:end-glue-point="3" svg:d="M3228 6715v2540" svg:viewBox="0 0 1 2541">
            <text:p/>
          </draw:connector>
          <draw:frame draw:style-name="gr11" draw:text-style-name="P4" draw:layer="layout" svg:width="3.554cm" svg:height="1.825cm" draw:transform="rotate (0.327772833524535) translate (11.151cm 13.019cm)">
            <draw:text-box>
              <text:p><text:span text:style-name="T8">L</text:span><text:span text:style-name="T9">fibre</text:span><text:span text:style-name="T10">= 50m</text:span></text:p>
              <text:p><text:span text:style-name="T10">dz = 25cm</text:span></text:p>
            </draw:text-box>
          </draw:frame>
          <draw:frame draw:style-name="gr12" draw:text-style-name="P4" draw:layer="layout" svg:width="4.693cm" svg:height="1.114cm" svg:x="1.254cm" svg:y="7.379cm">
            <draw:text-box>
              <text:p><text:span text:style-name="T8">a = a</text:span><text:span text:style-name="T9">d</text:span><text:span text:style-name="T10"> = 1.8µm</text:span></text:p>
            </draw:text-box>
          </draw:frame>
          <draw:frame draw:style-name="gr13" draw:text-style-name="P4" draw:layer="layout" svg:width="3.063cm" svg:height="0.962cm" draw:transform="rotate (0.342608132166487) translate (9.763cm 11.27cm)">
            <draw:text-box>
              <text:p><text:span text:style-name="T8">ON = 0.2</text:span></text:p>
            </draw:text-box>
          </draw:frame>
          <draw:line draw:style-name="gr2" draw:text-style-name="P1" draw:layer="layout" svg:x1="5.191cm" svg:y1="11.287cm" svg:x2="7.223cm" svg:y2="9.636cm">
            <text:p/>
          </draw:line>
          <draw:frame draw:style-name="gr14" draw:text-style-name="P4" draw:layer="layout" svg:width="4.287cm" svg:height="1.114cm" svg:x="1.539cm" svg:y="11.16cm">
            <draw:text-box>
              <text:p><text:span text:style-name="T8">N</text:span><text:span text:style-name="T9">0 </text:span><text:span text:style-name="T10">= 1e25 m</text:span><text:span text:style-name="T11">-3</text:span></text:p>
            </draw:text-box>
          </draw:frame>
          <draw:custom-shape draw:style-name="gr15" draw:text-style-name="P1" draw:layer="layout" svg:width="0.889cm" svg:height="0.889cm" svg:x="8.747cm" svg:y="9.89cm">
            <text:p text:style-name="P1">n<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889cm" svg:height="0.889cm" svg:x="8.747cm" svg:y="11.541cm">
            <text:p text:style-name="P1">n<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5" draw:layer="layout" svg:width="3.796cm" svg:height="1.673cm" draw:transform="rotate (0.342608132166487) translate (9.69cm 6.409cm)">
            <draw:text-box>
              <text:p text:style-name="P1"><text:span text:style-name="T13">C</text:span><text:span text:style-name="T14">œ</text:span><text:span text:style-name="T13">ur dopé Er</text:span><text:span text:style-name="T15">3+</text:span></text:p>
            </draw:text-box>
          </draw:frame>
        </draw:g>
        <draw:g>
          <draw:frame draw:style-name="gr17" draw:text-style-name="P6" draw:layer="layout" svg:width="2.94cm" svg:height="1.012cm" svg:x="15.332cm" svg:y="17.002cm">
            <draw:text-box>
              <text:p><text:span text:style-name="T13">En z = 0</text:span></text:p>
            </draw:text-box>
          </draw:frame>
          <draw:frame draw:style-name="gr13" draw:text-style-name="P4" draw:layer="layout" svg:width="2.413cm" svg:height="0.962cm" svg:x="17.51cm" svg:y="24.549cm">
            <draw:text-box>
              <text:p><text:span text:style-name="T16">λ (nm)</text:span></text:p>
            </draw:text-box>
          </draw:frame>
          <draw:frame draw:style-name="gr13" draw:text-style-name="P4" draw:layer="layout" svg:width="0.762cm" svg:height="0.962cm" svg:x="1.889cm" svg:y="16.675cm">
            <draw:text-box>
              <text:p><text:span text:style-name="T16">P</text:span></text:p>
            </draw:text-box>
          </draw:frame>
          <draw:line draw:style-name="gr18" draw:text-style-name="P1" draw:layer="layout" svg:x1="3.54cm" svg:y1="25.13cm" svg:x2="3.54cm" svg:y2="19.161cm">
            <text:p/>
          </draw:line>
          <draw:line draw:style-name="gr19" draw:text-style-name="P1" draw:layer="layout" svg:x1="2.27cm" svg:y1="19.161cm" svg:x2="3.54cm" svg:y2="19.162cm">
            <text:p/>
          </draw:line>
          <draw:frame draw:style-name="gr13" draw:text-style-name="P7" draw:layer="layout" svg:width="2.413cm" svg:height="0.962cm" svg:x="0cm" svg:y="18.653cm">
            <draw:text-box>
              <text:p><text:span text:style-name="T17">30mW</text:span></text:p>
            </draw:text-box>
          </draw:frame>
          <draw:frame draw:style-name="gr20" draw:text-style-name="P7" draw:layer="layout" svg:width="1.397cm" svg:height="1.114cm" svg:x="2.778cm" svg:y="18.072cm">
            <draw:text-box>
              <text:p><text:span text:style-name="T17">P</text:span><text:span text:style-name="T18">p</text:span></text:p>
            </draw:text-box>
          </draw:frame>
          <draw:frame draw:style-name="gr13" draw:text-style-name="P4" draw:layer="layout" svg:width="4.35cm" svg:height="0.962cm" svg:x="16.716cm" svg:y="25.438cm">
            <draw:text-box>
              <text:p><text:span text:style-name="T16">δλ = 0.25nm</text:span></text:p>
            </draw:text-box>
          </draw:frame>
          <draw:frame draw:style-name="gr13" draw:text-style-name="P7" draw:layer="layout" svg:width="1.778cm" svg:height="0.962cm" svg:x="2.778cm" svg:y="25.184cm">
            <draw:text-box>
              <text:p><text:span text:style-name="T17">980</text:span></text:p>
            </draw:text-box>
          </draw:frame>
          <draw:custom-shape draw:style-name="gr21" draw:text-style-name="P1" draw:layer="layout" svg:width="8.89cm" svg:height="1.27cm" svg:x="6.08cm" svg:y="23.86cm">
            <text:p/>
            <draw:enhanced-geometry svg:viewBox="0 0 21600 21600" draw:type="rectangle" draw:enhanced-path="M 0 0 L 21600 0 21600 21600 0 21600 0 0 Z N"/>
          </draw:custom-shape>
          <draw:frame draw:style-name="gr13" draw:text-style-name="P8" draw:layer="layout" svg:width="2.032cm" svg:height="0.962cm" svg:x="5.191cm" svg:y="25.13cm">
            <draw:text-box>
              <text:p><text:span text:style-name="T19">1450</text:span></text:p>
            </draw:text-box>
          </draw:frame>
          <draw:frame draw:style-name="gr13" draw:text-style-name="P8" draw:layer="layout" svg:width="2.032cm" svg:height="0.962cm" svg:x="14.335cm" svg:y="25.13cm">
            <draw:text-box>
              <text:p><text:span text:style-name="T19">1600</text:span></text:p>
            </draw:text-box>
          </draw:frame>
          <draw:line draw:style-name="gr22" draw:text-style-name="P1" draw:layer="layout" svg:x1="2.27cm" svg:y1="23.86cm" svg:x2="6.08cm" svg:y2="23.86cm">
            <text:p/>
          </draw:line>
          <draw:frame draw:style-name="gr13" draw:text-style-name="P8" draw:layer="layout" svg:width="2.413cm" svg:height="0.962cm" svg:x="0.492cm" svg:y="23.406cm">
            <draw:text-box>
              <text:p><text:span text:style-name="T19">1nW</text:span></text:p>
            </draw:text-box>
          </draw:frame>
          <draw:frame draw:style-name="gr20" draw:text-style-name="P8" draw:layer="layout" svg:width="2.413cm" svg:height="1.114cm" svg:x="6.207cm" svg:y="23.987cm">
            <draw:text-box>
              <text:p><text:span text:style-name="T19">P</text:span><text:span text:style-name="T20">ase+</text:span></text:p>
            </draw:text-box>
          </draw:frame>
          <draw:line draw:style-name="gr23" draw:text-style-name="P1" draw:layer="layout" svg:x1="8.874cm" svg:y1="25.13cm" svg:x2="8.874cm" svg:y2="21.32cm">
            <text:p/>
          </draw:line>
          <draw:line draw:style-name="gr23" draw:text-style-name="P1" draw:layer="layout" svg:x1="10.906cm" svg:y1="25.13cm" svg:x2="10.906cm" svg:y2="21.32cm">
            <text:p/>
          </draw:line>
          <draw:line draw:style-name="gr23" draw:text-style-name="P1" draw:layer="layout" svg:x1="9.382cm" svg:y1="25.13cm" svg:x2="9.382cm" svg:y2="21.32cm">
            <text:p/>
          </draw:line>
          <draw:line draw:style-name="gr23" draw:text-style-name="P1" draw:layer="layout" svg:x1="13.954cm" svg:y1="25.13cm" svg:x2="13.954cm" svg:y2="21.32cm">
            <text:p/>
          </draw:line>
          <draw:line draw:style-name="gr23" draw:text-style-name="P1" draw:layer="layout" svg:x1="13.7cm" svg:y1="25.13cm" svg:x2="13.7cm" svg:y2="21.32cm">
            <text:p/>
          </draw:line>
          <draw:line draw:style-name="gr23" draw:text-style-name="P1" draw:layer="layout" svg:x1="13.446cm" svg:y1="25.13cm" svg:x2="13.446cm" svg:y2="21.32cm">
            <text:p/>
          </draw:line>
          <draw:line draw:style-name="gr23" draw:text-style-name="P1" draw:layer="layout" svg:x1="13.192cm" svg:y1="25.13cm" svg:x2="13.192cm" svg:y2="21.32cm">
            <text:p/>
          </draw:line>
          <draw:line draw:style-name="gr23" draw:text-style-name="P1" draw:layer="layout" svg:x1="12.938cm" svg:y1="25.13cm" svg:x2="12.938cm" svg:y2="21.32cm">
            <text:p/>
          </draw:line>
          <draw:line draw:style-name="gr23" draw:text-style-name="P1" draw:layer="layout" svg:x1="9.636cm" svg:y1="25.13cm" svg:x2="9.636cm" svg:y2="21.32cm">
            <text:p/>
          </draw:line>
          <draw:line draw:style-name="gr23" draw:text-style-name="P1" draw:layer="layout" svg:x1="9.89cm" svg:y1="25.13cm" svg:x2="9.89cm" svg:y2="21.32cm">
            <text:p/>
          </draw:line>
          <draw:line draw:style-name="gr23" draw:text-style-name="P1" draw:layer="layout" svg:x1="10.144cm" svg:y1="25.13cm" svg:x2="10.144cm" svg:y2="21.32cm">
            <text:p/>
          </draw:line>
          <draw:line draw:style-name="gr23" draw:text-style-name="P1" draw:layer="layout" svg:x1="10.398cm" svg:y1="25.13cm" svg:x2="10.398cm" svg:y2="21.32cm">
            <text:p/>
          </draw:line>
          <draw:line draw:style-name="gr23" draw:text-style-name="P1" draw:layer="layout" svg:x1="10.652cm" svg:y1="25.13cm" svg:x2="10.652cm" svg:y2="21.32cm">
            <text:p/>
          </draw:line>
          <draw:line draw:style-name="gr23" draw:text-style-name="P1" draw:layer="layout" svg:x1="11.668cm" svg:y1="25.13cm" svg:x2="11.668cm" svg:y2="21.32cm">
            <text:p/>
          </draw:line>
          <draw:line draw:style-name="gr23" draw:text-style-name="P1" draw:layer="layout" svg:x1="11.16cm" svg:y1="25.13cm" svg:x2="11.16cm" svg:y2="21.32cm">
            <text:p/>
          </draw:line>
          <draw:line draw:style-name="gr23" draw:text-style-name="P1" draw:layer="layout" svg:x1="11.414cm" svg:y1="25.13cm" svg:x2="11.414cm" svg:y2="21.32cm">
            <text:p/>
          </draw:line>
          <draw:line draw:style-name="gr23" draw:text-style-name="P1" draw:layer="layout" svg:x1="12.43cm" svg:y1="25.13cm" svg:x2="12.43cm" svg:y2="21.32cm">
            <text:p/>
          </draw:line>
          <draw:line draw:style-name="gr23" draw:text-style-name="P1" draw:layer="layout" svg:x1="11.922cm" svg:y1="25.13cm" svg:x2="11.922cm" svg:y2="21.32cm">
            <text:p/>
          </draw:line>
          <draw:line draw:style-name="gr23" draw:text-style-name="P1" draw:layer="layout" svg:x1="12.176cm" svg:y1="25.13cm" svg:x2="12.176cm" svg:y2="21.32cm">
            <text:p/>
          </draw:line>
          <draw:line draw:style-name="gr23" draw:text-style-name="P1" draw:layer="layout" svg:x1="12.684cm" svg:y1="25.13cm" svg:x2="12.684cm" svg:y2="21.32cm">
            <text:p/>
          </draw:line>
          <draw:line draw:style-name="gr23" draw:text-style-name="P1" draw:layer="layout" svg:x1="9.128cm" svg:y1="25.13cm" svg:x2="9.128cm" svg:y2="21.32cm">
            <text:p/>
          </draw:line>
          <draw:line draw:style-name="gr24" draw:text-style-name="P1" draw:layer="layout" svg:x1="2.27cm" svg:y1="21.32cm" svg:x2="8.874cm" svg:y2="21.32cm">
            <text:p/>
          </draw:line>
          <draw:line draw:style-name="gr6" draw:text-style-name="P1" draw:layer="layout" svg:x1="2.245cm" svg:y1="25.13cm" svg:x2="2.27cm" svg:y2="17.51cm">
            <text:p/>
          </draw:line>
          <draw:line draw:style-name="gr6" draw:text-style-name="P1" draw:layer="layout" svg:x1="2.27cm" svg:y1="25.13cm" svg:x2="17.51cm" svg:y2="25.13cm">
            <text:p/>
          </draw:line>
          <draw:frame draw:style-name="gr13" draw:text-style-name="P9" draw:layer="layout" svg:width="2.413cm" svg:height="0.962cm" svg:x="0.492cm" svg:y="20.866cm">
            <draw:text-box>
              <text:p><text:span text:style-name="T21">1µW</text:span></text:p>
            </draw:text-box>
          </draw:frame>
          <draw:frame draw:style-name="gr13" draw:text-style-name="P9" draw:layer="layout" svg:width="2.032cm" svg:height="0.962cm" svg:x="7.858cm" svg:y="25.13cm">
            <draw:text-box>
              <text:p><text:span text:style-name="T21">1520</text:span></text:p>
            </draw:text-box>
          </draw:frame>
          <draw:frame draw:style-name="gr13" draw:text-style-name="P9" draw:layer="layout" svg:width="2.032cm" svg:height="0.962cm" svg:x="12.684cm" svg:y="25.13cm">
            <draw:text-box>
              <text:p><text:span text:style-name="T21">1570</text:span></text:p>
            </draw:text-box>
          </draw:frame>
          <draw:frame draw:style-name="gr20" draw:text-style-name="P9" draw:layer="layout" svg:width="1.143cm" svg:height="1.114cm" svg:x="14.208cm" svg:y="20.46cm">
            <draw:text-box>
              <text:p><text:span text:style-name="T21">P</text:span><text:span text:style-name="T22">s</text:span></text:p>
            </draw:text-box>
          </draw:frame>
          <draw:custom-shape draw:style-name="gr25" draw:text-style-name="P1" draw:layer="layout" svg:width="0.508cm" svg:height="5.08cm" draw:transform="rotate (-1.57550871577528) translate (13.955cm 20.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6" draw:text-style-name="P10" draw:layer="layout" svg:width="5.461cm" svg:height="2.384cm" svg:x="8.747cm" svg:y="18.174cm">
            <draw:text-box>
              <text:p text:style-name="P1"><text:span text:style-name="T23">51 canaux</text:span></text:p>
              <text:p text:style-name="P1"><text:span text:style-name="T23">Δλ = 0.25nm</text:span></text:p>
              <text:p text:style-name="P1"><text:span text:style-name="T23">Espacés de 1 nm</text:span></text:p>
            </draw:text-box>
          </draw:frame>
          <draw:frame draw:style-name="gr27" draw:text-style-name="P11" draw:layer="layout" svg:width="4.953cm" svg:height="2.688cm" svg:x="4.048cm" svg:y="16.854cm">
            <draw:text-box>
              <text:p text:style-name="P1"><text:span text:style-name="T24">N</text:span><text:span text:style-name="T25">2 </text:span><text:span text:style-name="T26">= 9.5e24 m</text:span><text:span text:style-name="T27">-3</text:span></text:p>
              <text:p text:style-name="P1"><text:span text:style-name="T26">N</text:span><text:span text:style-name="T25">1 </text:span><text:span text:style-name="T26">= 0.5e24 m</text:span><text:span text:style-name="T27">-3</text:span></text:p>
              <text:p text:style-name="P1"><text:span text:style-name="T28">τ = 10 ms</text:span></text:p>
            </draw:text-box>
          </draw:frame>
        </draw:g>
      </draw:page>
      <draw:page draw:name="page3" draw:style-name="dp1" draw:master-page-name="Default"/>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3" svg:font-family="'Liberation Sans'" style:font-family-generic="swiss"/>
    <style:font-face style:name="Liberation Sans4" svg:font-family="'Liberation Sans'" style:font-adornments="Regular" style:font-family-generic="swiss"/>
    <style:font-face style:name="Cantarell" svg:font-family="Cantarel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Source Han Sans CN Normal1" svg:font-family="'Source Han Sans CN 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1T22:45:39.114800159</meta:creation-date>
    <dc:date>2015-04-24T09:17:01.931916533</dc:date>
    <meta:editing-duration>PT1H32M45S</meta:editing-duration>
    <meta:editing-cycles>48</meta:editing-cycles>
    <meta:generator>LibreOffice/4.3.6.2$Linux_X86_64 LibreOffice_project/430$Build-2</meta:generator>
    <meta:document-statistic meta:object-count="83"/>
  </office:meta>
</office:document-meta>
</file>